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C000045760000298204160203.svm"/>
  <manifest:file-entry manifest:media-type="" manifest:full-path="Pictures/20000237000049BC0000472BD18AE78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11.979cm" fo:margin-left="5.038cm" fo:margin-right="-0.016cm" table:align="margins" style:writing-mode="lr-tb"/>
    </style:style>
    <style:style style:name="Table5.A" style:family="table-column">
      <style:table-column-properties style:column-width="2.884cm" style:rel-column-width="15778*"/>
    </style:style>
    <style:style style:name="Table5.B" style:family="table-column">
      <style:table-column-properties style:column-width="9.095cm" style:rel-column-width="49757*"/>
    </style:style>
    <style:style style:name="Table5.A1" style:family="table-cell">
      <style:table-cell-properties fo:padding="0.097cm" fo:border="none"/>
    </style:style>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writing-mode="lr-tb"/>
    </style:style>
    <style:style style:name="Table2.A" style:family="table-column">
      <style:table-column-properties style:column-width="3.254cm" style:rel-column-width="12536*"/>
    </style:style>
    <style:style style:name="Table2.B" style:family="table-column">
      <style:table-column-properties style:column-width="13.758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Text_20_body">
      <style:text-properties style:font-name="Arial1" fo:font-size="10pt" style:font-name-asian="Arial1" style:font-size-asian="10pt" style:font-name-complex="Arial1" style:font-size-complex="10pt"/>
    </style:style>
    <style:style style:name="P4" style:family="paragraph" style:parent-style-name="Standard">
      <style:text-properties fo:background-color="#ffff00"/>
    </style:style>
    <style:style style:name="P5" style:family="paragraph" style:parent-style-name="Text_20_body">
      <style:paragraph-properties fo:margin-left="-0.026cm" fo:margin-right="0cm" fo:text-align="center" style:justify-single-word="false" fo:text-indent="0cm" style:auto-text-indent="false"/>
    </style:style>
    <style:style style:name="P6" style:family="paragraph" style:parent-style-name="Subtitle">
      <style:paragraph-properties fo:margin-left="-0.026cm" fo:margin-right="0cm" fo:text-indent="0cm" style:auto-text-indent="false"/>
    </style:style>
    <style:style style:name="P7" style:family="paragraph" style:parent-style-name="Subtitle">
      <style:paragraph-properties fo:margin-left="-0.026cm" fo:margin-right="0cm" fo:text-align="center" style:justify-single-word="false" fo:text-indent="0cm" style:auto-text-indent="false"/>
    </style:style>
    <style:style style:name="P8" style:family="paragraph" style:parent-style-name="Revision_20_History_20_Heading">
      <style:paragraph-properties fo:break-before="page"/>
    </style:style>
    <style:style style:name="P9" style:family="paragraph" style:parent-style-name="Heading_20_2">
      <style:paragraph-properties fo:break-before="page"/>
    </style:style>
    <style:style style:name="P10" style:family="paragraph" style:parent-style-name="Text_20_body">
      <style:paragraph-properties fo:margin-left="0cm" fo:margin-right="0cm" fo:text-align="center" style:justify-single-word="false" fo:text-indent="0cm" style:auto-text-indent="false"/>
    </style:style>
    <style:style style:name="P11" style:family="paragraph" style:parent-style-name="Revision_20_History_20_Heading">
      <style:paragraph-properties fo:text-align="start" style:justify-single-word="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style:font-name="Arial1" fo:font-size="10pt" style:font-name-asian="Arial1" style:font-size-asian="10pt" style:font-name-complex="Arial1" style:font-size-complex="10pt"/>
    </style:style>
    <style:style style:name="P15" style:family="paragraph" style:parent-style-name="Text_20_body" style:list-style-name="L3"/>
    <style:style style:name="P16" style:family="paragraph" style:parent-style-name="Text_20_body">
      <style:text-properties fo:background-color="#ff0000"/>
    </style:style>
    <style:style style:name="P17" style:family="paragraph" style:parent-style-name="Heading_20_1" style:master-page-name="Standard">
      <style:paragraph-properties style:page-number="auto" fo:break-before="page"/>
    </style:style>
    <style:style style:name="P18" style:family="paragraph" style:parent-style-name="Title" style:master-page-name="First_20_Page">
      <style:paragraph-properties fo:text-align="start" style:justify-single-word="false" style:page-number="auto"/>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Frame">
      <style:graphic-properties fo:margin-left="0cm" fo:margin-right="0cm" fo:margin-top="0.3cm" fo:margin-bottom="0cm" style:wrap="none" style:vertical-pos="top" style:vertical-rel="baseline"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rain <text:line-break/>Positioning System</text:p>
      <text:p text:style-name="Title_20_MAS_20_Number">MAS-06-02.23</text:p>
      <text:p text:style-name="Text_20_body"><draw:frame draw:style-name="fr3" draw:name="graphics2" text:anchor-type="paragraph" svg:x="4.015cm" svg:y="0.374cm" svg:width="7.087cm" svg:height="6.77cm" draw:z-index="0"><draw:image xlink:href="../pictures/icons%20and%20symbols/documentation%20logo.png" xlink:type="simple" xlink:show="embed" xlink:actuate="onLoad"/></draw:frame></text:p>
      <text:p text:style-name="Document_20_Title">Documentation</text:p>
      <table:table table:name="Table5" table:style-name="Table5">
        <table:table-column table:style-name="Table5.A"/>
        <table:table-column table:style-name="Table5.B"/>
        <table:table-row>
          <table:table-cell table:style-name="Table5.A1" office:value-type="string">
            <text:p text:style-name="mskQuestion">Abstract</text:p>
          </table:table-cell>
          <table:table-cell table:style-name="Table5.A1" office:value-type="string">
            <text:p text:style-name="Text_20_body">Design and implement a multi-input positioning system for use in trains.</text:p>
          </table:table-cell>
        </table:table-row>
        <table:table-row>
          <table:table-cell table:style-name="Table5.A1" office:value-type="string">
            <text:p text:style-name="mskQuestion">Keywords</text:p>
          </table:table-cell>
          <table:table-cell table:style-name="Table5.A1" office:value-type="string">
            <text:p text:style-name="Text_20_body">GPS, WiFi, INS, SQL, train, C#, .NET</text:p>
          </table:table-cell>
        </table:table-row>
        <table:table-row>
          <table:table-cell table:style-name="Table5.A1" office:value-type="string">
            <text:p text:style-name="mskQuestion">Author</text:p>
          </table:table-cell>
          <table:table-cell table:style-name="Table5.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5.A1" office:value-type="string">
            <text:p text:style-name="mskQuestion">Supervisor</text:p>
          </table:table-cell>
          <table:table-cell table:style-name="Table5.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5.A1" office:value-type="string">
            <text:p text:style-name="mskQuestion">Expert</text:p>
          </table:table-cell>
          <table:table-cell table:style-name="Table5.A1" office:value-type="string">
            <text:p text:style-name="Text_20_body">Rolf Wenger, Infobrain AG<text:line-break/><text:a xlink:type="simple" xlink:href="mailto:Rolf.Wenger@infobrain.com">Rolf.Wenger@infobrain.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P11"><text:soft-page-break/></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6">For everyone who asks receives;<text:line-break/>he who seeks finds;<text:line-break/>and to him who knocks, the door will be opened.</text:p>
      <text:p text:style-name="P5">The Bible in Luke 11,10 (NIV)</text:p>
      <text:p text:style-name="Revision_20_History_20_Heading"/>
      <text:p text:style-name="P8">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ed Use Cases</text:p>
          </table:table-cell>
          <table:table-cell table:style-name="Table1.A2" office:value-type="string">
            <text:p text:style-name="Table_20_Contents">3.11.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Text_20_body"/>
      <text:p text:style-name="Text_20_body"/>
      <text:p text:style-name="Text_20_body"/>
      <text:h text:style-name="P17" text:outline-level="1">Management Summary</text:h>
      <text:p text:style-name="Text_20_body"/>
      <text:p text:style-name="Text_20_body"/>
      <text:h text:style-name="Heading_20_1" text:outline-level="1">Introduction</text:h>
      <text:p text:style-name="Text_20_body"/>
      <text:h text:style-name="Heading_20_1" text:outline-level="1">Analysis and Synthesis</text:h>
      <text:section text:style-name="Sect1" text:name="Use Cases" text:protected="true">
        <text:section-source xlink:href="../main%20project%20-%20Use%20Cases.odt" text:filter-name="writer8"/>
        <text:h text:style-name="Heading_20_2" text:outline-level="2">Use Cases</text:h>
        <text:h text:style-name="Heading_20_3" text:outline-level="3">Introduction</text:h>
        <text:p text:style-name="Text_20_body">A Use Case Model describes the proposed functionality of a new system. A Use Case represents a discrete unit of interaction between a user (human or machine) and the system. This interaction is a single unit of meaningful work, such as Create Account or View Account Details.</text:p>
        <text:p text:style-name="Text_20_body">Each Use Case describes the functionality to be built in the proposed system, which can include another Use Case's functionality or extend another Use Case with its own behavior. </text:p>
        <text:h text:style-name="Heading_20_3" text:outline-level="3">Actors</text:h>
        <text:p text:style-name="Text_20_body">In this thesis, two types of actors do exist. One is the typical end user that interacts with the system, the other is an external system (typically a measurement application) that uses the output of this system.</text:p>
        <text:h text:style-name="Heading_20_3" text:outline-level="3">Use Case diagram</text:h>
        <text:p text:style-name="Text_20_body"><draw:frame draw:style-name="fr2" draw:name="Frame1" text:anchor-type="as-char" svg:width="15.219cm" draw:z-index="4"><draw:text-box fo:min-height="13.307cm"><text:p text:style-name="Illustration"><draw:frame draw:style-name="fr4" draw:name="graphics3" text:anchor-type="paragraph" svg:x="0.004cm" svg:y="0.002cm" svg:width="15.219cm" style:rel-width="100%" svg:height="13.307cm" style:rel-height="scale" draw:z-index="5"><draw:image xlink:href="Pictures/20000237000049BC0000472BD18AE783.svm" xlink:type="simple" xlink:show="embed" xlink:actuate="onLoad"/></draw:frame>Illustration <text:sequence text:ref-name="refIllustration0" text:name="Illustration" text:formula="ooow:Illustration+1" style:num-format="1">1</text:sequence>: Use case overview</text:p></draw:text-box></draw:frame></text:p>
        <text:h text:style-name="Heading_20_3" text:outline-level="3"><text:soft-page-break/>Use case descriptions</text:h>
        <text:p text:style-name="Text_20_body"/>
        <table:table table:name="Table3" table:style-name="Table3">
          <table:table-column table:style-name="Table3.A"/>
          <table:table-column table:style-name="Table3.B"/>
          <table:table-row>
            <table:table-cell table:style-name="Table3.A1" table:number-columns-spanned="2" office:value-type="string">
              <text:h text:style-name="Heading_20_4" text:outline-level="4">Use log file</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actor uses the produced log file</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The system has been running at least once to generate a lo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was able to open the log fil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
            </table:table-cell>
          </table:table-row>
          <table:table-row>
            <table:table-cell table:style-name="Table3.A2" office:value-type="string">
              <text:p text:style-name="Table_20_Contents">Outgoing data</text:p>
            </table:table-cell>
            <table:table-cell table:style-name="Table3.B2" office:value-type="string">
              <text:p text:style-name="Table_20_Contents">The log file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37, 38, 39, 40</text:p>
            </table:table-cell>
          </table:table-row>
          <table:table-row>
            <table:table-cell table:style-name="Table3.B2" table:number-columns-spanned="2" office:value-type="string">
              <text:h text:style-name="Heading_20_4" text:outline-level="4">Receive position</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main usage for this system. The position is outputted once per second by the system.</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One position estimate is outputted.</text:p>
            </table:table-cell>
          </table:table-row>
          <table:table-row>
            <table:table-cell table:style-name="Table3.A2" office:value-type="string">
              <text:p text:style-name="Table_20_Contents">Invariant</text:p>
            </table:table-cell>
            <table:table-cell table:style-name="Table3.B2" office:value-type="string">
              <text:p text:style-name="Table_20_Contents">No system failure, no power interruption.</text:p>
            </table:table-cell>
          </table:table-row>
          <table:table-row>
            <table:table-cell table:style-name="Table3.A2" office:value-type="string">
              <text:p text:style-name="Table_20_Contents">Incoming data</text:p>
            </table:table-cell>
            <table:table-cell table:style-name="Table3.B2" office:value-type="string">
              <text:p text:style-name="Table_20_Contents">No external data needed.</text:p>
            </table:table-cell>
          </table:table-row>
          <table:table-row>
            <table:table-cell table:style-name="Table3.A2" office:value-type="string">
              <text:p text:style-name="Table_20_Contents">Outgoing data</text:p>
            </table:table-cell>
            <table:table-cell table:style-name="Table3.B2" office:value-type="string">
              <text:p text:style-name="Table_20_Contents">Current position estimate, in the NMEA protocol.</text:p>
            </table:table-cell>
          </table:table-row>
          <table:table-row>
            <table:table-cell table:style-name="Table3.A2" office:value-type="string">
              <text:p text:style-name="Table_20_Contents">Comments</text:p>
            </table:table-cell>
            <table:table-cell table:style-name="Table3.B2" office:value-type="string">
              <text:p text:style-name="Table_20_Contents">If no position is yet acquired by the sensors, the last estimate from previous runs may get outputted.</text:p>
            </table:table-cell>
          </table:table-row>
          <table:table-row>
            <table:table-cell table:style-name="Table3.A2" office:value-type="string">
              <text:p text:style-name="Table_20_Contents">Requirement numbers</text:p>
            </table:table-cell>
            <table:table-cell table:style-name="Table3.B2" office:value-type="string">
              <text:p text:style-name="Table_20_Contents">1,2,3,4,5,6</text:p>
            </table:table-cell>
          </table:table-row>
          <table:table-row>
            <table:table-cell table:style-name="Table3.B2" table:number-columns-spanned="2" office:value-type="string">
              <text:h text:style-name="Heading_20_4" text:outline-level="4">Start system</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system starts up, not GUI component is displayed.</text:p>
            </table:table-cell>
          </table:table-row>
          <text:soft-page-break/>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Computer is runnin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is ready to acquire positional data.</text:p>
            </table:table-cell>
          </table:table-row>
          <table:table-row>
            <table:table-cell table:style-name="Table3.A2" office:value-type="string">
              <text:p text:style-name="Table_20_Contents">Invariant</text:p>
            </table:table-cell>
            <table:table-cell table:style-name="Table3.B2" office:value-type="string">
              <text:p text:style-name="Table_20_Contents">Power supply and sensors are ok.</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4,27</text:p>
            </table:table-cell>
          </table:table-row>
          <table:table-row>
            <table:table-cell table:style-name="Table3.B2" table:number-columns-spanned="2" office:value-type="string">
              <text:h text:style-name="Heading_20_4" text:outline-level="4">Start GUI</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GUI component is started up. This is done <text:s/>separately from the engine. </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To actually manipulate the system, the engine must be running. Otherwise the GUI components may remain disabl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GUI is manipulable.</text:p>
            </table:table-cell>
          </table:table-row>
          <table:table-row>
            <table:table-cell table:style-name="Table3.A2" office:value-type="string">
              <text:p text:style-name="Table_20_Contents">Invariant</text:p>
            </table:table-cell>
            <table:table-cell table:style-name="Table3.B2" office:value-type="string">
              <text:p text:style-name="Table_20_Contents">System engine is running.</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5, 26</text:p>
            </table:table-cell>
          </table:table-row>
          <table:table-row>
            <table:table-cell table:style-name="Table3.B2" table:number-columns-spanned="2" office:value-type="string">
              <text:h text:style-name="Heading_20_4" text:outline-level="4">Select track segment numb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inputs a track segment numb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GUI and engine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possible waypoints for the position enhancement is narrowed down to the selected track. The event marker for this segment are presented to the user.</text:p>
            </table:table-cell>
          </table:table-row>
          <text:soft-page-break/>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provided track segment number.</text:p>
            </table:table-cell>
          </table:table-row>
          <table:table-row>
            <table:table-cell table:style-name="Table3.A2" office:value-type="string">
              <text:p text:style-name="Table_20_Contents">Outgoing data</text:p>
            </table:table-cell>
            <table:table-cell table:style-name="Table3.B2" office:value-type="string">
              <text:p text:style-name="Table_20_Contents">None outside the system</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8,9,10,11,12</text:p>
            </table:table-cell>
          </table:table-row>
          <table:table-row>
            <table:table-cell table:style-name="Table3.B2" table:number-columns-spanned="2" office:value-type="string">
              <text:h text:style-name="Heading_20_4" text:outline-level="4">Fire event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one of the presented event markers.</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Use case “select track segment number” is carried out.</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3,15,16,17,53,54,18,19</text:p>
            </table:table-cell>
          </table:table-row>
          <table:table-row>
            <table:table-cell table:style-name="Table3.B2" table:number-columns-spanned="2" office:value-type="string">
              <text:h text:style-name="Heading_20_4" text:outline-level="4">Fire stop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a stop mark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None.</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4</text:p>
            </table:table-cell>
          </table:table-row>
          <text:soft-page-break/>
          <table:table-row>
            <table:table-cell table:style-name="Table3.B2" table:number-columns-spanned="2" office:value-type="string">
              <text:h text:style-name="Heading_20_4" text:outline-level="4">Watch status</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sees a graphical representation of the current status of the system.</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User has seen the status.</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System status from the system's internal components.</text:p>
            </table:table-cell>
          </table:table-row>
          <table:table-row>
            <table:table-cell table:style-name="Table3.A2" office:value-type="string">
              <text:p text:style-name="Table_20_Contents">Outgoing data</text:p>
            </table:table-cell>
            <table:table-cell table:style-name="Table3.B2" office:value-type="string">
              <text:p text:style-name="Table_20_Contents">Visual representation of the status.</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0,21,22</text:p>
            </table:table-cell>
          </table:table-row>
        </table:table>
        <text:p text:style-name="Text_20_body"/>
      </text:section>
      <text:p text:style-name="Text_20_body"/>
      <text:h text:style-name="P9" text:outline-level="2">Package Diagram</text:h>
      <text:p text:style-name="Text_20_body">The package diagram honors the requirement of the separation of the GUI part and the Engine part. To allow data transfer between the two processes, an exchange package is created. It is also visible that both the engine process and the GUI will need to have access to the databases.</text:p>
      <text:p text:style-name="Text_20_body"><draw:frame draw:style-name="fr1" draw:name="Frame2" text:anchor-type="paragraph" svg:width="17cm" draw:z-index="2"><draw:text-box fo:min-height="10.158cm"><text:p text:style-name="Illustration"><draw:frame draw:style-name="fr4" draw:name="graphics1" text:anchor-type="paragraph" svg:x="0.004cm" svg:y="0.002cm" svg:width="17cm" style:rel-width="100%" svg:height="10.158cm" style:rel-height="scale" draw:z-index="3"><draw:image xlink:href="Pictures/2000021C000045760000298204160203.svm" xlink:type="simple" xlink:show="embed" xlink:actuate="onLoad"/></draw:frame>Illustration <text:sequence text:ref-name="refIllustration1" text:name="Illustration" text:formula="ooow:Illustration+1" style:num-format="1">2</text:sequence>: High-Level Package diagram from the Analysis</text:p></draw:text-box></draw:frame></text:p>
      <text:p text:style-name="P3">Below is a description of the content of each package.</text:p>
      <text:h text:style-name="Heading_20_3" text:outline-level="3">Package description</text:h>
      <text:p text:style-name="mskQuestion">DbAccess</text:p>
      <text:p text:style-name="P3">This allows both the engine and the GUI process the needed access to the track- and the Event-Database. The access to the WiFi database is encapsulated entirely in the sensor package, because this is not needed anywhere else.</text:p>
      <text:p text:style-name="mskQuestion">Interfaces</text:p>
      <text:p text:style-name="P3">This package contains all the interfaces needed in the whole project. Therefore every package may depend on it, although for simplicity, only the main dependencies are shown.</text:p>
      <text:p text:style-name="P3">The exchange interfaces are used for data transfer between the Gui and the engine process. This will include event marker retrieval and position provisions by the event marker firing in the GUI.</text:p>
      <text:p text:style-name="P3">To prevent circular dependencies, this package must not depend on any other in the system. It may depend on the .NET library.</text:p>
      <text:p text:style-name="mskQuestion">Sensors</text:p>
      <text:p text:style-name="P3">This package encapsulates all positional inputs to the system, except the user-fired event markers.</text:p>
      <text:p text:style-name="mskQuestion">Gui</text:p>
      <text:p text:style-name="P3"><text:soft-page-break/>This package contains all parts of the Gui, like the Forms, Dialogs etc. It needs Database access, to allow the user the input and verification of the track segment number and to fire the event markers.</text:p>
      <text:p text:style-name="mskQuestion">Engine</text:p>
      <text:p text:style-name="P3">Contains the processing of position estimates, the output of data to the serial port and provides access to all necessary data via the exchange interface.</text:p>
      <text:p text:style-name="mskQuestion">Helpers</text:p>
      <text:p text:style-name="P3">The helper package contains various classes, especially such for coordinate conversions and calculations plus parsers for the NMEA protocol. Every other package may depend on it, but for simplicity, this is not shown.</text:p>
      <text:h text:style-name="Heading_20_2" text:outline-level="2">The position Information</text:h>
      <text:p text:style-name="Text_20_body">The whole system does mainly process positioning estimates. Such an estimate should contains the following information, based on the requirement #5 and #6:</text:p>
      <text:list text:style-name="L3">
        <text:list-item>
          <text:p text:style-name="P15">Time and Date in UTC, at that the position is actually estimated. This may also be in the future or in the past, depending on what has happened or will probably happen to the estimate.</text:p>
        </text:list-item>
        <text:list-item>
          <text:p text:style-name="P15">estimated Latitude</text:p>
        </text:list-item>
        <text:list-item>
          <text:p text:style-name="P15">estimated Longitude</text:p>
        </text:list-item>
        <text:list-item>
          <text:p text:style-name="P15">estimated Speed (horizontally over Ground)</text:p>
        </text:list-item>
        <text:list-item>
          <text:p text:style-name="P15">estimated Heading (horizontally)</text:p>
        </text:list-item>
        <text:list-item>
          <text:p text:style-name="P15">Magnetic variation. (This may get taken from a GPS input, and is not mandatory by requirement. It could be however useful anyway)</text:p>
        </text:list-item>
        <text:list-item>
          <text:p text:style-name="P15">Fix Quality indicator, an enumerated value</text:p>
        </text:list-item>
        <text:list-item>
          <text:p text:style-name="P15">Number of satellites</text:p>
        </text:list-item>
        <text:list-item>
          <text:p text:style-name="P15">estimated Altitude</text:p>
        </text:list-item>
        <text:list-item>
          <text:p text:style-name="P15">Height of Geoid (can get taken from a GPS reading, if available)</text:p>
        </text:list-item>
      </text:list>
      <text:p text:style-name="Text_20_body">All values that are estimated must also contain a standard deviation. For Latitude/Longitude, the CEP is given, because a standard deviation is not useful here.</text:p>
      <text:p text:style-name="Text_20_body">It is also possible for a position estimate, to contain only some of the above mentioned values, while the others are omitted.</text:p>
      <text:h text:style-name="Heading_20_2" text:outline-level="2">Activity Diagrams / Scenarios</text:h>
      <text:p text:style-name="P16">For most of the Use Cases, a concrete scenario is given. These may later serve as test cases:</text:p>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1">
        <text:list-item>
          <text:p text:style-name="P12">Horizontal position (Latitude and Longitude)Degrees</text:p>
        </text:list-item>
        <text:list-item>
          <text:p text:style-name="P12">Vertical position (Altitude): Meters</text:p>
        </text:list-item>
        <text:list-item>
          <text:p text:style-name="P12">Distances on the surface: Meters</text:p>
        </text:list-item>
        <text:list-item>
          <text:p text:style-name="P12">Speed: Meters per Second</text:p>
        </text:list-item>
        <text:list-item>
          <text:p text:style-name="P12">Acceleration: Meters per Second per Second</text:p>
        </text:list-item>
        <text:list-item>
          <text:p text:style-name="P12">Horizontal moving direction: Degrees</text:p>
        </text:list-item>
      </text:list>
      <text:h text:style-name="Heading_20_2" text:outline-level="2">Notes (TODO)</text:h>
      <text:p text:style-name="P4">Design: For Blurring (Standard deviation) use always double values, for simplicity.</text:p>
      <text:p text:style-name="P4">When the system starts, a log file is generated, although it is empty until the first postion estimate is outputted.</text:p>
      <text:p text:style-name="P4">Logfiles are opened non-exclusively, so that external applications may read also the logfile currently in use.</text:p>
      <text:p text:style-name="P4">If no position is provided since system output, the last known position is outputted, but set to invalid or very large blurring.</text:p>
      <text:h text:style-name="Heading_20_2" text:outline-level="2">Data exchange</text:h>
      <text:p text:style-name="Text_20_body">Define the interface between GUI and Engine. Are just position estimates sent, or does the Position provider in the Engine make most of the logig and the GUI just connects via WCF?</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2">
        <text:list-item>
          <text:p text:style-name="P13">The student delivers a schedule together with the SRS until 14.11.2008</text:p>
        </text:list-item>
        <text:list-item>
          <text:p text:style-name="P13">The next project review meeting takes place on the 11.11.2008</text:p>
        </text:list-item>
        <text:list-item>
          <text:p text:style-name="P13">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2">look for: “Sigma-Point Kalman Filters for Nonlinear Estimation and Sensor-Fusion - Applications to Integrated Navigation”</text:p>
      <text:h text:style-name="Heading_20_3" text:outline-level="3">GPS</text:h>
      <text:p text:style-name="P2">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Bibliography</text:chapter></text:p>
      </style:header>
      <style:footer>
        <text:p text:style-name="P1"><text:page-number text:select-page="current">18</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18</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4T22:28:23</dc:date>
    <meta:editing-cycles>238</meta:editing-cycles>
    <meta:editing-duration>P2DT10H9M0S</meta:editing-duration>
    <meta:user-defined meta:name="Info 1"/>
    <meta:user-defined meta:name="Info 2"/>
    <meta:user-defined meta:name="Info 3"/>
    <meta:user-defined meta:name="Info 4"/>
    <meta:document-statistic meta:table-count="4" meta:image-count="4" meta:object-count="0" meta:page-count="18" meta:paragraph-count="279" meta:word-count="1744" meta:character-count="11115"/>
  </office:meta>
</office:document-meta>
</file>